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background-color="#eeeeee"/>
    </style:style>
    <style:style style:name="P2" style:family="paragraph" style:parent-style-name="Textkörper_20_Einrückung_20_Organon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Textkörper_20_Einrückung_20_Organon">
      <style:text-properties style:font-name="Liberation Serif" fo:font-size="12pt" style:font-size-asian="12pt" style:font-size-complex="12pt"/>
    </style:style>
    <style:style style:name="P4" style:family="paragraph" style:parent-style-name="Textkörper_20_Einrückung_20_Organon" style:list-style-name="L1">
      <style:text-properties style:font-name="Liberation Serif" fo:font-size="12pt" style:font-size-asian="12pt" style:font-size-complex="12pt"/>
    </style:style>
    <style:style style:name="P5" style:family="paragraph" style:parent-style-name="Textkörper_20_Einrückung_20_Organon" style:list-style-name="L1">
      <style:text-properties style:font-name="Liberation Serif" fo:font-size="12pt" officeooo:rsid="0020f440" officeooo:paragraph-rsid="0020f440" style:font-size-asian="12pt" style:font-size-complex="12pt"/>
    </style:style>
    <style:style style:name="P6" style:family="paragraph" style:parent-style-name="Textkörper_20_Einrückung_20_Organon" style:list-style-name="L1">
      <style:paragraph-properties fo:margin-left="0cm" fo:margin-right="0cm" fo:text-indent="0cm" style:auto-text-indent="false"/>
      <style:text-properties style:font-name="Liberation Serif" fo:font-size="12pt" officeooo:rsid="0020f440" officeooo:paragraph-rsid="0020f440" style:font-size-asian="12pt" style:font-size-complex="12pt"/>
    </style:style>
    <style:style style:name="P7" style:family="paragraph" style:parent-style-name="Standard">
      <style:text-properties style:use-window-font-color="true" officeooo:rsid="001271b6" officeooo:paragraph-rsid="001271b6" fo:background-color="transparent"/>
    </style:style>
    <style:style style:name="T1" style:family="text">
      <style:text-properties officeooo:rsid="00200422"/>
    </style:style>
    <style:style style:name="T2" style:family="text">
      <style:text-properties style:font-name="Consolas" fo:font-size="10pt" style:font-size-asian="10pt"/>
    </style:style>
    <style:style style:name="T3" style:family="text">
      <style:text-properties style:font-name="Consolas" fo:font-size="10pt" fo:font-style="italic" style:font-size-asian="10pt" style:font-style-asian="italic"/>
    </style:style>
    <style:style style:name="T4" style:family="text">
      <style:text-properties style:font-name="Consolas" fo:font-size="10pt" fo:font-style="italic" style:font-size-asian="10pt" style:font-style-asian="italic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0f440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6">
        <text:h text:style-name="Heading_20_4" text:outline-level="4">Übersetzungen</text:h>
        <text:p text:style-name="Text_20_body"/>
        <text:p text:style-name="Textkörper_20_Einrückung_20_Organon">Es können Übersetzungen für Organon erstellt werden. Organon lädt während des Startes eine englische Sprachdatei und überschreibt diese, wenn eine länderspezifische Sprachdatei im Ordner „languages“ vorhanden ist. </text:p>
        <text:p text:style-name="Textkörper_20_Einrückung_20_Organon">Der Pfad zu diesem Ordner ist von dem Installationspfad Organons abhängig und kann z.B. so aussehen <text:span text:style-name="T1">(win7)</text:span>:</text:p>
        <text:p text:style-name="P1">„C:\Program Files (x86)\OpenOffice4\share\uno_packages\cache\uno_packages\sv1jgyx.tmp_\organon.oxt\languages“</text:p>
        <text:p text:style-name="Textkörper_20_Einrückung_20_Organon">oder so:</text:p>
        <text:p text:style-name="P1">C:\Users\Homer\AppData\Roaming\LibreOffice\4\user\uno_packages\cache\uno_packages\lu1dloh.tmp_\organon.oxt\languages</text:p>
        <text:p text:style-name="Textkörper_20_Einrückung_20_Organon"/>
        <text:p text:style-name="Textkörper_20_Einrückung_20_Organon">In dem Ordner „languages“ befinden sich die Sprachdateien „lang_en.py“ und „lang_de.py“. Für eine Übersetzung kann eine dieser beiden Dateien mit einem Text Editor geöffnet werden (z.B. Notepad++ oder Sublime Text oder auch dem Standard-Editor von Windows / Linux / Mac).</text:p>
        <text:p text:style-name="Textkörper_20_Einrückung_20_Organon">Die bearbeitete Datei wird als „lang_&lt;Ländercode&gt;.py“ in diesem Ordner gespeichert und wird dann automatisch von Organon geladen.</text:p>
        <text:p text:style-name="Textkörper_20_Einrückung_20_Organon">Die zweistelligen Ländercodes finden sich in der Spalte 639-1 hier:</text:p>
        <text:p text:style-name="Textkörper_20_Einrückung_20_Organon"><text:a xlink:type="simple" xlink:href="https://en.wikipedia.org/wiki/List_of_ISO_639-1_codes" text:style-name="Internet_20_link" text:visited-style-name="Visited_20_Internet_20_Link">https://en.wikipedia.org/wiki/List_of_ISO_639-1_codes</text:a></text:p>
        <text:p text:style-name="Textkörper_20_Einrückung_20_Organon"/>
        <text:p text:style-name="Textkörper_20_Einrückung_20_Organon">Es ist nicht notwendig, alle Einträge auf einmal zu übersetzen. Man kann sie sich auch peu a peu vornehmen.</text:p>
        <text:p text:style-name="Textkörper_20_Einrückung_20_Organon">Einträge sehen so aus:</text:p>
        <text:p text:style-name="P7"><text:span text:style-name="T2">TAB_SCHLIESSEN = </text:span><text:span text:style-name="T3">u'Do you really want to close the tab "%s" ?'</text:span></text:p>
        <text:p text:style-name="P7"><text:span text:style-name="T3">TAB_SCHLIESSEN</text:span><text:span text:style-name="T2"> = </text:span><text:span text:style-name="T3">u'Soll der Tab "%s" wirklich geschlossen werden?'</text:span></text:p>
        <text:p text:style-name="P7"><text:span text:style-name="T3"/></text:p>
        <text:p text:style-name="P2">Folgendes <text:span text:style-name="T5">muss</text:span> beachtet werden:</text:p>
        <text:list xml:id="list7596450027125547171" text:style-name="L1">
          <text:list-item>
            <text:p text:style-name="P4"><text:span text:style-name="T6">Das Zeichen </text:span>%<text:span text:style-name="T6">s muss beibehalten werden und in der Übersetzung genauso häufig vorkommen wie im Ausgangstext.</text:span></text:p>
          </text:list-item>
          <text:list-item>
            <text:p text:style-name="P5">Der Text muss folgende Form haben: <text:s text:c="2"/>BEZEICHNUNG = u" <text:span text:style-name="T7">Übersetzung</text:span> " </text:p>
            <text:p text:style-name="P5">oder u' <text:span text:style-name="T7">Übersetzung</text:span> ' oder u''' <text:span text:style-name="T7">Übersetzung</text:span> '''.Die Übersetzung wird von Anführungsstrichen umschlossen. Bei doppelten Anführungsstrichen dürfen in der Übersetzung nur einfache vorkommen und vice versa. (z.B. u" dies ist ein 'alter Hut' ")</text:p>
          </text:list-item>
          <text:list-item>
            <text:p text:style-name="P5">Das Zeichen "\" am Ende einer Zeile und nach Anführungsstrichen ist ein Zeilenumbruch.</text:p>
            <text:p text:style-name="P6"><text:soft-page-break/>Wer möchte, kann mir seine Übersetzung zukommen lassen, und ich füge sie in Organon ein.</text:p>
            <text:p text:style-name="P6">Mail: organon_err(@)web(.)de <text:tab/>(Klammern weglassen)</text:p>
          </text:list-item>
        </text:list>
        <text:p text:style-name="P3"><text:span text:style-name="T6">-</text:span></text:p>
        <text:p text:style-name="P3"><text:span text:style-name="T6"/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40:41.539000000</dc:date>
    <meta:editing-duration>P0D</meta:editing-duration>
    <meta:editing-cycles>1</meta:editing-cycles>
    <meta:document-statistic meta:table-count="0" meta:image-count="0" meta:object-count="0" meta:page-count="2" meta:paragraph-count="22" meta:word-count="267" meta:character-count="2020" meta:non-whitespace-character-count="1776"/>
    <meta:generator>LibreOffice/4.4.5.2$Windows_x86 LibreOffice_project/a22f674fd25a3b6f45bdebf25400ed2adff0ff99</meta:generator>
  </office:meta>
</office:document-meta>
</file>